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cm" fo:min-width="0.5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dc23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417cm" fo:min-width="0.5cm"/>
    </style:style>
    <style:style style:name="gr7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marker-start="Arrow" draw:marker-start-width="0.1cm" draw:fill-color="#000000" draw:textarea-vertical-align="middl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objectwithoutfill">
      <style:graphic-properties draw:stroke="dash" draw:stroke-dash="Fine_20_Dashed" svg:stroke-width="0.035cm" svg:stroke-color="#99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89cm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0000" fo:font-size="10pt" style:font-size-asian="10pt" style:font-size-complex="10pt"/>
    </style:style>
    <style:style style:name="P5" style:family="paragraph">
      <style:text-properties fo:color="#008000"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7" style:family="paragraph">
      <style:text-properties fo:color="#0000ff" fo:font-size="10pt" style:font-size-asian="10pt" style:font-size-complex="10pt"/>
    </style:style>
    <style:style style:name="P8" style:family="paragraph">
      <loext:graphic-properties draw:fill="none" draw:fill-color="#ffffff"/>
      <style:text-properties fo:color="#0000ff"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color="#000000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2" style:family="paragraph">
      <style:paragraph-properties fo:text-align="center"/>
      <style:text-properties fo:color="#000000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color="#000000" fo:font-size="10pt" style:font-size-asian="10pt" style:font-size-complex="10pt"/>
    </style:style>
    <style:style style:name="P14" style:family="paragraph">
      <style:paragraph-properties fo:text-align="end"/>
      <style:text-properties fo:color="#000000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color="#000000" fo:font-size="10pt" style:font-size-asian="10pt" style:font-size-complex="10pt"/>
    </style:style>
    <style:style style:name="P16" style:family="paragraph">
      <style:paragraph-properties fo:text-align="center"/>
      <style:text-properties fo:color="#dc2300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dc2300" fo:font-size="10pt" style:font-size-asian="10pt" style:font-size-complex="10pt"/>
    </style:style>
    <style:style style:name="P18" style:family="paragraph">
      <style:paragraph-properties fo:text-align="start"/>
      <style:text-properties fo:color="#000000"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dc2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3cm" svg:x="3cm" svg:y="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cm" svg:y1="5cm" svg:x2="6cm" svg:y2="5cm">
          <text:p/>
        </draw:line>
        <draw:line draw:style-name="gr3" draw:text-style-name="P2" draw:layer="layout" svg:x1="2cm" svg:y1="3cm" svg:x2="6cm" svg:y2="3cm">
          <text:p/>
        </draw:line>
        <draw:line draw:style-name="gr4" draw:text-style-name="P2" draw:layer="layout" svg:x1="4cm" svg:y1="1.6cm" svg:x2="4cm" svg:y2="5cm">
          <text:p/>
        </draw:line>
        <draw:frame draw:style-name="gr5" draw:text-style-name="P4" draw:layer="layout" svg:width="2.1cm" svg:height="0.7cm" svg:x="3.9cm" svg:y="1.4cm">
          <draw:text-box>
            <text:p text:style-name="P3"><text:span text:style-name="T1">peak</text:span></text:p>
          </draw:text-box>
        </draw:frame>
        <draw:line draw:style-name="gr4" draw:text-style-name="P2" draw:layer="layout" svg:x1="3.5cm" svg:y1="2cm" svg:x2="4.4cm" svg:y2="2cm">
          <text:p/>
        </draw:line>
        <draw:frame draw:style-name="gr5" draw:text-style-name="P6" draw:layer="layout" svg:width="2.1cm" svg:height="0.7cm" svg:x="4.3cm" svg:y="2.4cm">
          <draw:text-box>
            <text:p text:style-name="P5"><text:span text:style-name="T2">threshold</text:span></text:p>
          </draw:text-box>
        </draw:frame>
        <draw:custom-shape draw:style-name="gr6" draw:text-style-name="P1" draw:layer="layout" svg:width="2cm" svg:height="2cm" svg:x="10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cm" svg:y1="5cm" svg:x2="13cm" svg:y2="5cm">
          <text:p/>
        </draw:line>
        <draw:line draw:style-name="gr4" draw:text-style-name="P2" draw:layer="layout" svg:x1="11cm" svg:y1="2.6cm" svg:x2="11cm" svg:y2="5cm">
          <text:p/>
        </draw:line>
        <draw:frame draw:style-name="gr5" draw:text-style-name="P4" draw:layer="layout" svg:width="2.1cm" svg:height="0.7cm" svg:x="9.8cm" svg:y="2.4cm">
          <draw:text-box>
            <text:p text:style-name="P3"><text:span text:style-name="T1">peak</text:span></text:p>
          </draw:text-box>
        </draw:frame>
        <draw:frame draw:style-name="gr5" draw:text-style-name="P6" draw:layer="layout" svg:width="2.1cm" svg:height="0.7cm" svg:x="11.3cm" svg:y="2.4cm">
          <draw:text-box>
            <text:p text:style-name="P5"><text:span text:style-name="T2">threshold</text:span></text:p>
          </draw:text-box>
        </draw:frame>
        <draw:path draw:style-name="gr7" draw:text-style-name="P2" draw:layer="layout" svg:width="2.999cm" svg:height="0.999cm" svg:x="10cm" svg:y="3cm" svg:viewBox="0 0 3000 1000" svg:d="M0 0c1000 0 0 1000 1000 1000s0-1000 1000-1000 1000 0 1000 0">
          <text:p/>
        </draw:path>
        <draw:frame draw:style-name="gr5" draw:text-style-name="P8" draw:layer="layout" svg:width="2.1cm" svg:height="1.039cm" svg:x="11.5cm" svg:y="2.861cm">
          <draw:text-box>
            <text:p text:style-name="P7"><text:span text:style-name="T3">gain reduction</text:span></text:p>
          </draw:text-box>
        </draw:frame>
        <draw:line draw:style-name="gr3" draw:text-style-name="P2" draw:layer="layout" svg:x1="9cm" svg:y1="3cm" svg:x2="13cm" svg:y2="3cm">
          <text:p/>
        </draw:line>
        <draw:line draw:style-name="gr4" draw:text-style-name="P2" draw:layer="layout" svg:x1="10.5cm" svg:y1="3cm" svg:x2="11.4cm" svg:y2="3cm">
          <text:p/>
        </draw:line>
        <draw:line draw:style-name="gr8" draw:text-style-name="P9" draw:layer="layout" svg:x1="11.552cm" svg:y1="3.7cm" svg:x2="12cm" svg:y2="4.2cm">
          <text:p/>
        </draw:line>
        <draw:frame draw:style-name="gr5" draw:text-style-name="P11" draw:layer="layout" svg:width="2.1cm" svg:height="1.039cm" svg:x="11.8cm" svg:y="3.8cm">
          <draw:text-box>
            <text:p text:style-name="P10"><text:span text:style-name="T4">form of</text:span></text:p>
            <text:p text:style-name="P10"><text:span text:style-name="T4">patch</text:span></text:p>
          </draw:text-box>
        </draw:frame>
        <draw:line draw:style-name="gr9" draw:text-style-name="P2" draw:layer="layout" svg:x1="6.2cm" svg:y1="4cm" svg:x2="8.9cm" svg:y2="4cm">
          <text:p/>
        </draw:line>
        <draw:frame draw:style-name="gr10" draw:text-style-name="P11" draw:layer="layout" svg:width="3.4cm" svg:height="1.039cm" svg:x="5.7cm" svg:y="4.061cm">
          <draw:text-box>
            <text:p text:style-name="P12"><text:span text:style-name="T4">Signal limiting</text:span></text:p>
          </draw:text-box>
        </draw:frame>
        <draw:line draw:style-name="gr2" draw:text-style-name="P2" draw:layer="layout" svg:x1="2cm" svg:y1="9cm" svg:x2="6cm" svg:y2="9cm">
          <text:p/>
        </draw:line>
        <draw:frame draw:style-name="gr5" draw:text-style-name="P13" draw:layer="layout" svg:width="2.1cm" svg:height="0.7cm" svg:x="2.9cm" svg:y="9.1cm">
          <draw:text-box>
            <text:p text:style-name="P12"><text:span text:style-name="T4">hermite</text:span></text:p>
          </draw:text-box>
        </draw:frame>
        <draw:line draw:style-name="gr2" draw:text-style-name="P2" draw:layer="layout" svg:x1="7cm" svg:y1="9cm" svg:x2="11cm" svg:y2="9cm">
          <text:p/>
        </draw:line>
        <draw:frame draw:style-name="gr10" draw:text-style-name="P13" draw:layer="layout" svg:width="3.1cm" svg:height="1.039cm" svg:x="7.4cm" svg:y="9.1cm">
          <draw:text-box>
            <text:p text:style-name="P12"><text:span text:style-name="T4">exponential</text:span></text:p>
          </draw:text-box>
        </draw:frame>
        <draw:line draw:style-name="gr2" draw:text-style-name="P2" draw:layer="layout" svg:x1="12cm" svg:y1="9cm" svg:x2="16cm" svg:y2="9cm">
          <text:p/>
        </draw:line>
        <draw:frame draw:style-name="gr10" draw:text-style-name="P13" draw:layer="layout" svg:width="3.1cm" svg:height="1.039cm" svg:x="12.4cm" svg:y="9.1cm">
          <draw:text-box>
            <text:p text:style-name="P12"><text:span text:style-name="T4">linear</text:span></text:p>
          </draw:text-box>
        </draw:frame>
        <draw:g>
          <draw:polyline draw:style-name="gr3" draw:text-style-name="P2" draw:layer="layout" svg:width="2.5cm" svg:height="2.399cm" draw:transform="skewX (-0.284139602224677) rotate (2.21429922200521) translate (14.0005440752465cm 9.00072170926885cm)" svg:viewBox="0 0 2501 2400" draw:points="2501,0 1251,0 0,1200 0,2400">
            <text:p/>
          </draw:polyline>
          <draw:polyline draw:style-name="gr3" draw:text-style-name="P2" draw:layer="layout" svg:width="-0.499cm" svg:height="0cm" svg:x="12.5cm" svg:y="7cm" svg:viewBox="0 0 -500 0" draw:points="0,0 500,0 300,0">
            <text:p/>
          </draw:polyline>
          <draw:polyline draw:style-name="gr3" draw:text-style-name="P2" draw:layer="layout" svg:width="-0.499cm" svg:height="0cm" svg:x="16cm" svg:y="7cm" svg:viewBox="0 0 -500 0" draw:points="0,0 500,0 300,0">
            <text:p/>
          </draw:polyline>
        </draw:g>
        <draw:line draw:style-name="gr2" draw:text-style-name="P2" draw:layer="layout" svg:x1="1cm" svg:y1="14cm" svg:x2="5cm" svg:y2="14cm">
          <text:p/>
        </draw:line>
        <draw:line draw:style-name="gr2" draw:text-style-name="P2" draw:layer="layout" svg:x1="5.5cm" svg:y1="14cm" svg:x2="9.5cm" svg:y2="14cm">
          <text:p/>
        </draw:line>
        <draw:line draw:style-name="gr2" draw:text-style-name="P2" draw:layer="layout" svg:x1="10cm" svg:y1="14cm" svg:x2="14cm" svg:y2="14cm">
          <text:p/>
        </draw:line>
        <draw:line draw:style-name="gr2" draw:text-style-name="P2" draw:layer="layout" svg:x1="14.5cm" svg:y1="14cm" svg:x2="18.5cm" svg:y2="14cm">
          <text:p/>
        </draw:line>
        <draw:line draw:style-name="gr4" draw:text-style-name="P2" draw:layer="layout" svg:x1="3cm" svg:y1="11.6cm" svg:x2="3cm" svg:y2="14cm">
          <text:p/>
        </draw:line>
        <draw:line draw:style-name="gr4" draw:text-style-name="P2" draw:layer="layout" svg:x1="7.5cm" svg:y1="11.6cm" svg:x2="7.5cm" svg:y2="14cm">
          <text:p/>
        </draw:line>
        <draw:line draw:style-name="gr4" draw:text-style-name="P2" draw:layer="layout" svg:x1="3cm" svg:y1="11.6cm" svg:x2="3cm" svg:y2="14cm">
          <text:p/>
        </draw:line>
        <draw:line draw:style-name="gr4" draw:text-style-name="P2" draw:layer="layout" svg:x1="7.5cm" svg:y1="11.6cm" svg:x2="7.5cm" svg:y2="14cm">
          <text:p/>
        </draw:line>
        <draw:polyline draw:style-name="gr7" draw:text-style-name="P2" draw:layer="layout" svg:width="3.999cm" svg:height="0.999cm" svg:x="1cm" svg:y="12cm" svg:viewBox="0 0 4000 1000" draw:points="0,0 1000,0 2000,1000 3000,0 4000,0">
          <text:p/>
        </draw:polyline>
        <draw:frame draw:style-name="gr5" draw:text-style-name="P13" draw:layer="layout" svg:width="2.1cm" svg:height="0.7cm" svg:x="2cm" svg:y="14.1cm">
          <draw:text-box>
            <text:p text:style-name="P12"><text:span text:style-name="T4">thin</text:span></text:p>
          </draw:text-box>
        </draw:frame>
        <draw:frame draw:style-name="gr5" draw:text-style-name="P13" draw:layer="layout" svg:width="2.1cm" svg:height="0.7cm" svg:x="6.4cm" svg:y="14.1cm">
          <draw:text-box>
            <text:p text:style-name="P12"><text:span text:style-name="T4">tail</text:span></text:p>
          </draw:text-box>
        </draw:frame>
        <draw:line draw:style-name="gr4" draw:text-style-name="P2" draw:layer="layout" svg:x1="12cm" svg:y1="11.6cm" svg:x2="12cm" svg:y2="14cm">
          <text:p/>
        </draw:line>
        <draw:line draw:style-name="gr4" draw:text-style-name="P2" draw:layer="layout" svg:x1="16.5cm" svg:y1="11.6cm" svg:x2="16.5cm" svg:y2="14cm">
          <text:p/>
        </draw:line>
        <draw:frame draw:style-name="gr5" draw:text-style-name="P13" draw:layer="layout" svg:width="2.1cm" svg:height="0.7cm" svg:x="11cm" svg:y="14cm">
          <draw:text-box>
            <text:p text:style-name="P12"><text:span text:style-name="T4">duck</text:span></text:p>
          </draw:text-box>
        </draw:frame>
        <draw:frame draw:style-name="gr5" draw:text-style-name="P13" draw:layer="layout" svg:width="2.1cm" svg:height="0.7cm" svg:x="15.4cm" svg:y="14cm">
          <draw:text-box>
            <text:p text:style-name="P12"><text:span text:style-name="T4">wide</text:span></text:p>
          </draw:text-box>
        </draw:frame>
        <draw:polyline draw:style-name="gr7" draw:text-style-name="P2" draw:layer="layout" svg:width="3.999cm" svg:height="0.999cm" svg:x="10cm" svg:y="12cm" svg:viewBox="0 0 4000 1000" draw:points="0,0 1000,0 2000,1000 2500,1000 3000,0 4000,0">
          <text:p/>
        </draw:polyline>
        <draw:polyline draw:style-name="gr7" draw:text-style-name="P2" draw:layer="layout" svg:width="3.999cm" svg:height="0.999cm" svg:x="14.5cm" svg:y="12cm" svg:viewBox="0 0 4000 1000" draw:points="0,0 1000,0 1500,1000 2500,1000 3000,0 4000,0">
          <text:p/>
        </draw:polyline>
        <draw:polyline draw:style-name="gr7" draw:text-style-name="P2" draw:layer="layout" svg:width="4.099cm" svg:height="0.999cm" svg:x="5.4cm" svg:y="12cm" svg:viewBox="0 0 4100 1000" draw:points="0,0 1100,0 1600,1000 2100,1000 3100,0 4100,0">
          <text:p/>
        </draw:polyline>
        <draw:line draw:style-name="gr11" draw:text-style-name="P2" draw:layer="layout" svg:x1="2cm" svg:y1="11.8cm" svg:x2="2cm" svg:y2="14cm">
          <text:p/>
        </draw:line>
        <draw:line draw:style-name="gr11" draw:text-style-name="P2" draw:layer="layout" svg:x1="4cm" svg:y1="11.8cm" svg:x2="4cm" svg:y2="14cm">
          <text:p/>
        </draw:line>
        <draw:line draw:style-name="gr11" draw:text-style-name="P2" draw:layer="layout" svg:x1="6.5cm" svg:y1="11.8cm" svg:x2="6.5cm" svg:y2="14cm">
          <text:p/>
        </draw:line>
        <draw:line draw:style-name="gr11" draw:text-style-name="P2" draw:layer="layout" svg:x1="8.5cm" svg:y1="11.8cm" svg:x2="8.5cm" svg:y2="14cm">
          <text:p/>
        </draw:line>
        <draw:line draw:style-name="gr11" draw:text-style-name="P2" draw:layer="layout" svg:x1="11cm" svg:y1="11.8cm" svg:x2="11cm" svg:y2="14cm">
          <text:p/>
        </draw:line>
        <draw:line draw:style-name="gr11" draw:text-style-name="P2" draw:layer="layout" svg:x1="13cm" svg:y1="11.8cm" svg:x2="13cm" svg:y2="14cm">
          <text:p/>
        </draw:line>
        <draw:line draw:style-name="gr11" draw:text-style-name="P2" draw:layer="layout" svg:x1="15.5cm" svg:y1="11.8cm" svg:x2="15.5cm" svg:y2="14cm">
          <text:p/>
        </draw:line>
        <draw:line draw:style-name="gr11" draw:text-style-name="P2" draw:layer="layout" svg:x1="17.5cm" svg:y1="11.8cm" svg:x2="17.5cm" svg:y2="14cm">
          <text:p/>
        </draw:line>
        <draw:frame draw:style-name="gr12" draw:text-style-name="P15" draw:layer="layout" svg:width="2cm" svg:height="0.739cm" svg:x="1.2cm" svg:y="11.261cm">
          <draw:text-box>
            <text:p text:style-name="P14"><text:span text:style-name="T4">Attack</text:span></text:p>
          </draw:text-box>
        </draw:frame>
        <draw:frame draw:style-name="gr13" draw:text-style-name="P17" draw:layer="layout" svg:width="2.1cm" svg:height="0.645cm" svg:x="2cm" svg:y="10.8cm">
          <draw:text-box>
            <text:p text:style-name="P16"><text:span text:style-name="T5">peak</text:span></text:p>
          </draw:text-box>
        </draw:frame>
        <draw:frame draw:style-name="gr12" draw:text-style-name="P15" draw:layer="layout" svg:width="2cm" svg:height="0.739cm" svg:x="2.8cm" svg:y="11.261cm">
          <draw:text-box>
            <text:p text:style-name="P18"><text:span text:style-name="T4">Release</text:span></text:p>
          </draw:text-box>
        </draw:frame>
        <draw:frame draw:style-name="gr12" draw:text-style-name="P15" draw:layer="layout" svg:width="2cm" svg:height="0.739cm" svg:x="5.7cm" svg:y="11.261cm">
          <draw:text-box>
            <text:p text:style-name="P14"><text:span text:style-name="T4">Attack</text:span></text:p>
          </draw:text-box>
        </draw:frame>
        <draw:frame draw:style-name="gr13" draw:text-style-name="P17" draw:layer="layout" svg:width="2.1cm" svg:height="0.645cm" svg:x="6.5cm" svg:y="10.8cm">
          <draw:text-box>
            <text:p text:style-name="P16"><text:span text:style-name="T5">peak</text:span></text:p>
          </draw:text-box>
        </draw:frame>
        <draw:frame draw:style-name="gr12" draw:text-style-name="P15" draw:layer="layout" svg:width="2cm" svg:height="0.739cm" svg:x="7.3cm" svg:y="11.261cm">
          <draw:text-box>
            <text:p text:style-name="P18"><text:span text:style-name="T4">Release</text:span></text:p>
          </draw:text-box>
        </draw:frame>
        <draw:frame draw:style-name="gr12" draw:text-style-name="P15" draw:layer="layout" svg:width="2cm" svg:height="0.739cm" svg:x="10.2cm" svg:y="11.261cm">
          <draw:text-box>
            <text:p text:style-name="P14"><text:span text:style-name="T4">Attack</text:span></text:p>
          </draw:text-box>
        </draw:frame>
        <draw:frame draw:style-name="gr13" draw:text-style-name="P17" draw:layer="layout" svg:width="2.1cm" svg:height="0.645cm" svg:x="11cm" svg:y="10.8cm">
          <draw:text-box>
            <text:p text:style-name="P16"><text:span text:style-name="T5">peak</text:span></text:p>
          </draw:text-box>
        </draw:frame>
        <draw:frame draw:style-name="gr12" draw:text-style-name="P15" draw:layer="layout" svg:width="2cm" svg:height="0.739cm" svg:x="11.8cm" svg:y="11.261cm">
          <draw:text-box>
            <text:p text:style-name="P18"><text:span text:style-name="T4">Release</text:span></text:p>
          </draw:text-box>
        </draw:frame>
        <draw:frame draw:style-name="gr12" draw:text-style-name="P15" draw:layer="layout" svg:width="2cm" svg:height="0.739cm" svg:x="14.7cm" svg:y="11.261cm">
          <draw:text-box>
            <text:p text:style-name="P14"><text:span text:style-name="T4">Attack</text:span></text:p>
          </draw:text-box>
        </draw:frame>
        <draw:frame draw:style-name="gr13" draw:text-style-name="P17" draw:layer="layout" svg:width="2.1cm" svg:height="0.645cm" svg:x="15.5cm" svg:y="10.8cm">
          <draw:text-box>
            <text:p text:style-name="P16"><text:span text:style-name="T5">peak</text:span></text:p>
          </draw:text-box>
        </draw:frame>
        <draw:frame draw:style-name="gr12" draw:text-style-name="P15" draw:layer="layout" svg:width="2cm" svg:height="0.739cm" svg:x="16.3cm" svg:y="11.261cm">
          <draw:text-box>
            <text:p text:style-name="P18"><text:span text:style-name="T4">Release</text:span></text:p>
          </draw:text-box>
        </draw:frame>
        <draw:g>
          <draw:path draw:style-name="gr3" draw:text-style-name="P2" draw:layer="layout" svg:width="0.999cm" svg:height="0.999cm" draw:transform="rotate (-3.14159265358979) translate (8.5cm 8cm)" svg:viewBox="0 0 1000 1000" svg:d="M1000 1000c-1000 0-1000-1000-1000-1000v100">
            <text:p/>
          </draw:path>
          <draw:path draw:style-name="gr3" draw:text-style-name="P2" draw:layer="layout" svg:width="1.099cm" svg:height="0.999cm" draw:transform="rotate (-3.14159265358979) translate (10.5cm 8cm)" svg:viewBox="0 0 1100 1000" svg:d="M0 1000c1100 0 1100-1000 1100-1000v100">
            <text:p/>
          </draw:path>
          <draw:polyline draw:style-name="gr3" draw:text-style-name="P2" draw:layer="layout" svg:width="0.899cm" svg:height="-0.001cm" draw:transform="rotate (-3.14159265358979) translate (9.4cm 8cm)" svg:viewBox="0 0 900 0" draw:points="0,0 900,0 540,0">
            <text:p/>
          </draw:polyline>
          <draw:polyline draw:style-name="gr3" draw:text-style-name="P2" draw:layer="layout" svg:width="-0.499cm" svg:height="0cm" svg:x="7.5cm" svg:y="7cm" svg:viewBox="0 0 -500 0" draw:points="0,0 500,0 300,0">
            <text:p/>
          </draw:polyline>
          <draw:polyline draw:style-name="gr3" draw:text-style-name="P2" draw:layer="layout" svg:width="-0.499cm" svg:height="0cm" svg:x="11cm" svg:y="7cm" svg:viewBox="0 0 -500 0" draw:points="0,0 500,0 300,0">
            <text:p/>
          </draw:polyline>
        </draw:g>
        <draw:g>
          <draw:path draw:style-name="gr3" draw:text-style-name="P2" draw:layer="layout" svg:width="1.499cm" svg:height="0.999cm" svg:x="2.5cm" svg:y="7cm" svg:viewBox="0 0 1500 1000" svg:d="M0 0c599 0 599 1000 1199 1000 599 0 119 0 119 0">
            <text:p/>
          </draw:path>
          <draw:path draw:style-name="gr3" draw:text-style-name="P2" draw:layer="layout" svg:width="1.499cm" svg:height="0.999cm" svg:x="4cm" svg:y="7cm" svg:viewBox="0 0 1500 1000" svg:d="M1500 0c-599 0-599 1000-1199 1000-599 0-119 0-119 0">
            <text:p/>
          </draw:path>
          <draw:polyline draw:style-name="gr3" draw:text-style-name="P2" draw:layer="layout" svg:width="-0.499cm" svg:height="0cm" svg:x="2.5cm" svg:y="7cm" svg:viewBox="0 0 -500 0" draw:points="0,0 500,0 300,0">
            <text:p/>
          </draw:polyline>
          <draw:polyline draw:style-name="gr3" draw:text-style-name="P2" draw:layer="layout" svg:width="-0.499cm" svg:height="0cm" svg:x="6cm" svg:y="7cm" svg:viewBox="0 0 -500 0" draw:points="0,0 500,0 30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5:52:13.084616995</meta:creation-date>
    <dc:date>2018-01-03T18:47:26.944154163</dc:date>
    <meta:editing-duration>PT1H9M21S</meta:editing-duration>
    <meta:editing-cycles>2</meta:editing-cycles>
    <meta:generator>LibreOffice/5.0.6.3$Linux_X86_64 LibreOffice_project/00m0$Build-3</meta:generator>
    <meta:document-statistic meta:object-count="79"/>
  </office:meta>
</office:document-meta>
</file>